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44.17mm"/>
    </style:style>
    <style:style style:name="co4" style:family="table-column">
      <style:table-column-properties fo:break-before="auto" style:column-width="47.5mm"/>
    </style:style>
    <style:style style:name="co5" style:family="table-column">
      <style:table-column-properties fo:break-before="auto" style:column-width="34.78mm"/>
    </style:style>
    <style:style style:name="co6" style:family="table-column">
      <style:table-column-properties fo:break-before="auto" style:column-width="37.22mm"/>
    </style:style>
    <style:style style:name="co7" style:family="table-column">
      <style:table-column-properties fo:break-before="auto" style:column-width="34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cc00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cc" fo:border="0.74pt solid #000000"/>
    </style:style>
    <style:style style:name="ce5" style:family="table-cell" style:parent-style-name="Default">
      <style:table-cell-properties fo:background-color="#ffff99" fo:border="0.74pt solid #000000"/>
    </style:style>
    <style:style style:name="ce6" style:family="table-cell" style:parent-style-name="Default" style:data-style-name="N108">
      <style:table-cell-properties fo:background-color="#ffffcc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COMPARACIÓN DE TIEMPOS PARA CALCULAR LA MEDIANA DE <text:s/>5001 números del <text:s/>1-1500</text:p>
          </table:table-cell>
          <table:covered-table-cell table:number-columns-repeated="6" table:style-name="ce1"/>
          <table:table-cell table:number-columns-repeated="2"/>
        </table:table-row>
        <table:table-row table:style-name="ro3">
          <table:table-cell/>
          <table:table-cell table:style-name="ce2" table:number-columns-repeated="6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RANDOM_QUICKSORT</text:p>
          </table:table-cell>
          <table:table-cell table:style-name="ce3" office:value-type="string" calcext:value-type="string">
            <text:p>RANDOM_SELECCION</text:p>
          </table:table-cell>
          <table:table-cell table:style-name="ce3" office:value-type="string" calcext:value-type="string">
            <text:p>RADIX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0.002044999972" calcext:value-type="float">
            <text:p>0.002044999972</text:p>
          </table:table-cell>
          <table:table-cell office:value-type="float" office:value="0.0018319999799" calcext:value-type="float">
            <text:p>0.001831999980</text:p>
          </table:table-cell>
          <table:table-cell office:value-type="float" office:value="0.0002189999941" calcext:value-type="float">
            <text:p>0.000218999994</text:p>
          </table:table-cell>
          <table:table-cell office:value-type="float" office:value="0.0009340000106" calcext:value-type="float">
            <text:p>0.000934000011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0.001065999968" calcext:value-type="float">
            <text:p>0.001065999968</text:p>
          </table:table-cell>
          <table:table-cell office:value-type="float" office:value="0.0012860000134" calcext:value-type="float">
            <text:p>0.001286000013</text:p>
          </table:table-cell>
          <table:table-cell office:value-type="float" office:value="0.00030499999411" calcext:value-type="float">
            <text:p>0.000304999994</text:p>
          </table:table-cell>
          <table:table-cell office:value-type="float" office:value="0.00065699999686" calcext:value-type="float">
            <text:p>0.000656999997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0.00168700004" calcext:value-type="float">
            <text:p>0.001687000040</text:p>
          </table:table-cell>
          <table:table-cell office:value-type="float" office:value="0.0018469999777" calcext:value-type="float">
            <text:p>0.001846999978</text:p>
          </table:table-cell>
          <table:table-cell office:value-type="float" office:value="0.00015399999393" calcext:value-type="float">
            <text:p>0.000153999994</text:p>
          </table:table-cell>
          <table:table-cell office:value-type="float" office:value="0.00093199999537" calcext:value-type="float">
            <text:p>0.000931999995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0.0029760000762" calcext:value-type="float">
            <text:p>0.002976000076</text:p>
          </table:table-cell>
          <table:table-cell office:value-type="float" office:value="0.0014909999445" calcext:value-type="float">
            <text:p>0.001490999945</text:p>
          </table:table-cell>
          <table:table-cell office:value-type="float" office:value="0.00016300000425" calcext:value-type="float">
            <text:p>0.000163000004</text:p>
          </table:table-cell>
          <table:table-cell office:value-type="float" office:value="0.00069199997233" calcext:value-type="float">
            <text:p>0.000691999972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0.002950000111" calcext:value-type="float">
            <text:p>0.002950000111</text:p>
          </table:table-cell>
          <table:table-cell office:value-type="float" office:value="0.0035019998904" calcext:value-type="float">
            <text:p>0.003501999890</text:p>
          </table:table-cell>
          <table:table-cell office:value-type="float" office:value="0.00019999999495" calcext:value-type="float">
            <text:p>0.000199999995</text:p>
          </table:table-cell>
          <table:table-cell office:value-type="float" office:value="0.00065300002461" calcext:value-type="float">
            <text:p>0.000653000025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0.002237000037" calcext:value-type="float">
            <text:p>0.002237000037</text:p>
          </table:table-cell>
          <table:table-cell office:value-type="float" office:value="0.0027749999426" calcext:value-type="float">
            <text:p>0.002774999943</text:p>
          </table:table-cell>
          <table:table-cell office:value-type="float" office:value="0.00044199998956" calcext:value-type="float">
            <text:p>0.000441999990</text:p>
          </table:table-cell>
          <table:table-cell office:value-type="float" office:value="0.0015150000108" calcext:value-type="float">
            <text:p>0.001515000011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0.0010499999626" calcext:value-type="float">
            <text:p>0.001049999963</text:p>
          </table:table-cell>
          <table:table-cell office:value-type="float" office:value="0.0012730000308" calcext:value-type="float">
            <text:p>0.001273000031</text:p>
          </table:table-cell>
          <table:table-cell office:value-type="float" office:value="0.00019599999359" calcext:value-type="float">
            <text:p>0.000195999994</text:p>
          </table:table-cell>
          <table:table-cell office:value-type="float" office:value="0.00068100000499" calcext:value-type="float">
            <text:p>0.000681000005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0.002300000051" calcext:value-type="float">
            <text:p>0.002300000051</text:p>
          </table:table-cell>
          <table:table-cell office:value-type="float" office:value="0.0026400000788" calcext:value-type="float">
            <text:p>0.002640000079</text:p>
          </table:table-cell>
          <table:table-cell office:value-type="float" office:value="0.0003929999948" calcext:value-type="float">
            <text:p>0.000392999995</text:p>
          </table:table-cell>
          <table:table-cell office:value-type="float" office:value="0.0011769999983" calcext:value-type="float">
            <text:p>0.001176999998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0.0010649999604" calcext:value-type="float">
            <text:p>0.001064999960</text:p>
          </table:table-cell>
          <table:table-cell office:value-type="float" office:value="0.0013419999741" calcext:value-type="float">
            <text:p>0.001341999974</text:p>
          </table:table-cell>
          <table:table-cell office:value-type="float" office:value="0.00015500000154" calcext:value-type="float">
            <text:p>0.000155000002</text:p>
          </table:table-cell>
          <table:table-cell office:value-type="float" office:value="0.00065599998925" calcext:value-type="float">
            <text:p>0.000655999989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0.002858000109" calcext:value-type="float">
            <text:p>0.002858000109</text:p>
          </table:table-cell>
          <table:table-cell office:value-type="float" office:value="0.0033909999765" calcext:value-type="float">
            <text:p>0.003390999977</text:p>
          </table:table-cell>
          <table:table-cell office:value-type="float" office:value="0.0001889999985" calcext:value-type="float">
            <text:p>0.000188999999</text:p>
          </table:table-cell>
          <table:table-cell office:value-type="float" office:value="0.00066000001971" calcext:value-type="float">
            <text:p>0.000660000020</text:p>
          </table:table-cell>
          <table:table-cell office:value-type="string" calcext:value-type="string">
            <text:p><text:s text:c="6"/>QUICKSELECT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iempo prom:</text:p>
          </table:table-cell>
          <table:table-cell table:style-name="ce5" table:formula="of:=AVERAGE([.C5:.C14])" office:value-type="float" office:value="0.00202340002872" calcext:value-type="float">
            <text:p>0.0020234</text:p>
          </table:table-cell>
          <table:table-cell table:style-name="ce5" table:formula="of:=AVERAGE([.D5:.D14])" office:value-type="float" office:value="0.00213789998087" calcext:value-type="float">
            <text:p>0.0021379</text:p>
          </table:table-cell>
          <table:table-cell table:style-name="ce5" table:formula="of:=AVERAGE([.E5:.E14])" office:value-type="float" office:value="0.000241599995933" calcext:value-type="float">
            <text:p>0.0002416</text:p>
          </table:table-cell>
          <table:table-cell table:style-name="ce5" table:formula="of:=AVERAGE([.F5:.F14])" office:value-type="float" office:value="0.000855700002282" calcext:value-type="float">
            <text:p>0.0008557</text:p>
          </table:table-cell>
          <table:table-cell table:style-name="ce5" office:value-type="string" calcext:value-type="string">
            <text:p><text:s text:c="10"/>segundos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K7:Sheet1.K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2:36:24.757549758</meta:creation-date>
    <dc:date>2018-11-28T00:51:42.788403670</dc:date>
    <meta:editing-duration>PT34S</meta:editing-duration>
    <meta:editing-cycles>1</meta:editing-cycles>
    <meta:document-statistic meta:table-count="1" meta:cell-count="72" meta:object-count="0"/>
    <meta:generator>LibreOffice/5.1.6.2$Linux_x86 LibreOffice_project/10m0$Build-2</meta:generator>
  </office:meta>
</office:document-meta>
</file>